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cc634" officeooo:paragraph-rsid="000cc634"/>
    </style:style>
    <style:style style:name="T1" style:family="text">
      <style:text-properties officeooo:rsid="001232c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office:annotation><dc:creator>Unknown Author</dc:creator><dc:date>2016-06-03T16:54:30</dc:date><text:p><text:span text:style-name="T2">do text</text:span></text:p><text:p>from xhtml(document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c634" officeooo:paragraph-rsid="000cc634"/>
    </style:style>
    <style:style style:name="MT1" style:family="text">
      <style:text-properties officeooo:rsid="001232c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xamTools</text:span><text:tab/><text:conditional-text text:condition="ooow:true" text:string-value-if-true="title" text:string-value-if-false="">title</text:conditional-text><text:tab/><text:conditional-text text:condition="ooow:true" text:string-value-if-true="lang_name" text:string-value-if-false="">lang_name</text:conditional-tex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6:31:47.804000000</meta:creation-date>
    <dc:date>2018-04-22T11:56:39.653911159</dc:date>
    <meta:editing-duration>PT13M57S</meta:editing-duration>
    <meta:editing-cycles>5</meta:editing-cycles>
    <meta:generator>LibreOffice/5.4.4.2$MacOSX_X86_64 LibreOffice_project/2524958677847fb3bb44820e40380acbe820f960</meta:generator>
    <meta:document-statistic meta:table-count="0" meta:image-count="0" meta:object-count="0" meta:page-count="1" meta:paragraph-count="2" meta:word-count="3" meta:character-count="25" meta:non-whitespace-character-count="23"/>
  </office:meta>
</office:document-meta>
</file>